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>
      <style:text-properties style:font-name="Tlwg Typist"/>
    </style:style>
    <style:style style:name="P2" style:family="paragraph" style:parent-style-name="Text_20_body">
      <style:text-properties style:font-name="Tlwg Typist" fo:font-weight="bold" officeooo:rsid="0015ce67" officeooo:paragraph-rsid="0015ce67" style:font-weight-asian="bold" style:font-weight-complex="bold"/>
    </style:style>
    <style:style style:name="P3" style:family="paragraph" style:parent-style-name="Text_20_body">
      <style:text-properties style:font-name="Tlwg Typist" officeooo:rsid="0015ce67" officeooo:paragraph-rsid="0015ce67"/>
    </style:style>
    <style:style style:name="P4" style:family="paragraph" style:parent-style-name="Subtitle">
      <style:text-properties style:font-name="Tlwg Typist" fo:font-weight="bold" officeooo:rsid="0015ce67" officeooo:paragraph-rsid="0015ce67" style:font-weight-asian="bold" style:font-weight-complex="bold"/>
    </style:style>
    <style:style style:name="T1" style:family="text">
      <style:text-properties officeooo:rsid="0015ce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TRUCTS</text:p>
      <text:p text:style-name="P3">Passing structs to function:</text:p>
      <text:p text:style-name="P1"><text:a xlink:type="simple" xlink:href="https://fresh2refresh.com/c-programming/c-passing-struct-to-function/" text:style-name="Internet_20_link" text:visited-style-name="Visited_20_Internet_20_Link">https://fresh2refresh.com/c-programming/c-passing-struct-to-function/</text:a>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4T11:08:08.005882136</meta:creation-date>
    <meta:generator>LibreOffice/6.0.7.3$Linux_X86_64 LibreOffice_project/00m0$Build-3</meta:generator>
    <dc:date>2019-05-24T11:09:50.902823798</dc:date>
    <meta:editing-duration>PT1M46S</meta:editing-duration>
    <meta:editing-cycles>1</meta:editing-cycles>
    <meta:document-statistic meta:table-count="0" meta:image-count="0" meta:object-count="0" meta:page-count="1" meta:paragraph-count="3" meta:word-count="6" meta:character-count="104" meta:non-whitespace-character-count="101"/>
  </office:meta>
</office:document-meta>
</file>